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397cm"/>
        </style:tab-stops>
      </style:paragraph-properties>
      <style:text-properties fo:font-size="10.5pt" officeooo:paragraph-rsid="001dc89a" style:font-size-asian="10.5pt" style:font-size-complex="10.5pt"/>
    </style:style>
    <style:style style:name="P2" style:family="paragraph" style:parent-style-name="Standard">
      <style:text-properties fo:font-size="10.5pt" officeooo:paragraph-rsid="00200e7f" style:font-size-asian="10.5pt" style:font-size-complex="10.5pt"/>
    </style:style>
    <style:style style:name="P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font-size="10.5pt" officeooo:paragraph-rsid="00200e7f" style:font-size-asian="10.5pt" style:font-size-complex="10.5pt"/>
    </style:style>
    <style:style style:name="P4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/>
      <style:text-properties fo:font-size="10.5pt" officeooo:paragraph-rsid="00200e7f" style:font-size-asian="10.5pt" style:font-size-complex="10.5pt"/>
    </style:style>
    <style:style style:name="P5" style:family="paragraph" style:parent-style-name="Standard">
      <style:text-properties fo:font-size="10.5pt" officeooo:rsid="001285c2" officeooo:paragraph-rsid="00200e7f" style:font-size-asian="10.5pt" style:font-size-complex="10.5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.5pt" officeooo:paragraph-rsid="001dc89a" style:font-size-asian="10.5pt" style:font-size-complex="10.5pt"/>
    </style:style>
    <style:style style:name="P8" style:family="paragraph" style:parent-style-name="Standard" style:master-page-name="">
      <style:paragraph-properties style:page-number="auto"/>
      <style:text-properties fo:font-size="10.5pt" officeooo:paragraph-rsid="00200e7f" style:font-size-asian="10.5pt" style:font-size-complex="10.5pt"/>
    </style:style>
    <style:style style:name="T1" style:family="text">
      <style:text-properties officeooo:rsid="001285c2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.953cm" svg:y="0cm" svg:width="8.387cm" svg:height="6.001cm" draw:z-index="0">
        <draw:text-box>
          <text:p text:style-name="P1"/>
          <text:p text:style-name="P2"><text:database-display text:table-name="Planilha1" text:table-type="table" text:column-name="Funcionário" text:database-name="testeDB">&lt;Funcionário&gt;</text:database-display></text:p>
          <text:p text:style-name="P3"><text:database-display text:table-name="Planilha1" text:table-type="table" text:column-name="Endereço" text:database-name="testeDB">&lt;endereço&gt;</text:database-display><text:span text:style-name="T1"><text:s/>- </text:span><text:span text:style-name="T1"><text:database-display text:table-name="Planilha1" text:table-type="table" text:column-name="Bairro" text:database-name="testeDB">&lt;bairro&gt;</text:database-display></text:span><text:span text:style-name="T1"><text:s/>- </text:span><text:span text:style-name="T1"><text:database-display text:table-name="Planilha1" text:table-type="table" text:column-name="Complemento" text:database-name="testeDB">&lt;complemento&gt;</text:database-display></text:span></text:p>
          <text:p text:style-name="P4"/>
          <text:p text:style-name="P5">CEP : <text:database-display text:table-name="Planilha1" text:table-type="table" text:column-name="CEP" text:database-name="testeDB">&lt;CEP&gt;</text:database-display><text:s/>- <text:database-display text:table-name="Planilha1" text:table-type="table" text:column-name="cidade" text:database-name="testeDB">&lt;cidade&gt;</text:database-display><text:s/>- <text:database-display text:table-name="Planilha1" text:table-type="table" text:column-name="uf" text:database-name="testeDB">&lt;uf&gt;</text:database-display></text:p>
          <text:p text:style-name="P6"/>
          <text:p text:style-name="P7"/>
          <text:p text:style-name="P8"><text:database-display text:table-name="Planilha1" text:table-type="table" text:column-name="Funcionário" text:database-name="testeDB">&lt;Funcionário&gt;</text:database-display></text:p>
          <text:p text:style-name="P2"><text:database-display text:table-name="Planilha1" text:table-type="table" text:column-name="Endereço" text:database-name="testeDB">&lt;endereço&gt;</text:database-display><text:span text:style-name="T1"><text:s/>- </text:span><text:span text:style-name="T1"><text:database-display text:table-name="Planilha1" text:table-type="table" text:column-name="Bairro" text:database-name="testeDB">&lt;bairro&gt;</text:database-display></text:span><text:span text:style-name="T1"><text:s/>- </text:span><text:span text:style-name="T1"><text:database-display text:table-name="Planilha1" text:table-type="table" text:column-name="Complemento" text:database-name="testeDB">&lt;complemento&gt;</text:database-display></text:span></text:p>
          <text:p text:style-name="P2"/>
          <text:p text:style-name="P5">CEP : <text:database-display text:table-name="Planilha1" text:table-type="table" text:column-name="CEP" text:database-name="testeDB">&lt;CEP&gt;</text:database-display><text:s/>- <text:database-display text:table-name="Planilha1" text:table-type="table" text:column-name="cidade" text:database-name="testeDB">&lt;cidade&gt;</text:database-display><text:s/>- <text:database-display text:table-name="Planilha1" text:table-type="table" text:column-name="uf" text:database-name="testeDB">&lt;uf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99cm" svg:height="6.001cm" text:anchor-type="as-char" svg:y="0cm" fo:margin-left="0cm" fo:margin-right="0cm" fo:margin-top="0cm" fo:margin-bottom="0cm" style:protect="size position" style:vertical-pos="top" style:vertical-rel="base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999cm" fo:page-height="6.001cm" style:num-format="" style:paper-tray-name="Manual feed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06:30.956866800</meta:creation-date>
    <dc:date>2026-04-14T09:43:57.928805800</dc:date>
    <meta:editing-duration>PT45M37S</meta:editing-duration>
    <meta:editing-cycles>7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6" meta:word-count="26" meta:character-count="158" meta:non-whitespace-character-count="138"/>
  </office:meta>
</office:document-meta>
</file>